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5cm"/>
    </style:style>
    <style:style style:name="co2" style:family="table-column">
      <style:table-column-properties fo:break-before="auto" style:column-width="3.429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3.138cm"/>
    </style:style>
    <style:style style:name="co6" style:family="table-column">
      <style:table-column-properties fo:break-before="auto" style:column-width="5.087cm"/>
    </style:style>
    <style:style style:name="co7" style:family="table-column">
      <style:table-column-properties fo:break-before="auto" style:column-width="4.505cm"/>
    </style:style>
    <style:style style:name="co8" style:family="table-column">
      <style:table-column-properties fo:break-before="auto" style:column-width="4.3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118cm"/>
    </style:style>
    <style:style style:name="co11" style:family="table-column">
      <style:table-column-properties fo:break-before="auto" style:column-width="3.05cm"/>
    </style:style>
    <style:style style:name="co12" style:family="table-column">
      <style:table-column-properties fo:break-before="auto" style:column-width="3.022cm"/>
    </style:style>
    <style:style style:name="co13" style:family="table-column">
      <style:table-column-properties fo:break-before="auto" style:column-width="2.963cm"/>
    </style:style>
    <style:style style:name="co14" style:family="table-column">
      <style:table-column-properties fo:break-before="auto" style:column-width="3.08cm"/>
    </style:style>
    <style:style style:name="co15" style:family="table-column">
      <style:table-column-properties fo:break-before="auto" style:column-width="3.545cm"/>
    </style:style>
    <style:style style:name="co16" style:family="table-column">
      <style:table-column-properties fo:break-before="auto" style:column-width="3.171cm"/>
    </style:style>
    <style:style style:name="ro1" style:family="table-row">
      <style:table-row-properties style:row-height="1.302cm" fo:break-before="auto" style:use-optimal-row-height="true"/>
    </style:style>
    <style:style style:name="ro2" style:family="table-row">
      <style:table-row-properties style:row-height="2.133cm" fo:break-before="auto" style:use-optimal-row-height="true"/>
    </style:style>
    <style:style style:name="ro3" style:family="table-row">
      <style:table-row-properties style:row-height="1.71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 tableooo:tab-color="#ff3333"/>
    </style:style>
    <style:style style:name="ta2" style:family="table" style:master-page-name="Default">
      <style:table-properties table:display="true" style:writing-mode="lr-tb" tableooo:tab-color="#006699"/>
    </style:style>
    <number:text-style style:name="N100">
      <number:text-content/>
    </number:text-style>
    <style:style style:name="ce1" style:family="table-cell" style:parent-style-name="Default">
      <style:table-cell-properties fo:background-color="#669933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cc66" style:text-align-source="value-type" style:repeat-content="false" fo:border="0.06pt solid #000000" style:vertical-align="top"/>
    </style:style>
    <style:style style:name="ce3" style:family="table-cell" style:parent-style-name="Default">
      <style:table-cell-properties fo:background-color="#666699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99ccff" style:text-align-source="value-type" style:repeat-content="false" fo:border="0.06pt solid #000000" style:vertical-align="top"/>
    </style:style>
    <style:style style:name="ce5" style:family="table-cell" style:parent-style-name="Default" style:data-style-name="N100">
      <style:table-cell-properties fo:background-color="#99ccff" style:text-align-source="value-type" style:repeat-content="false" fo:border="0.06pt solid #000000" style:vertical-align="top"/>
      <style:paragraph-properties fo:margin-left="0cm"/>
    </style:style>
  </office:automatic-styles>
  <office:body>
    <office:spreadsheet>
      <table:table table:name="Germa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 table:style-name="ce1" office:value-type="string" calcext:value-type="string">
            <text:p>Setting</text:p>
          </table:table-cell>
          <table:table-cell table:style-name="ce3" office:value-type="string" calcext:value-type="string">
            <text:p>Nahkampfwaffen</text:p>
            <text:p>&amp;</text:p>
            <text:p>Kampf</text:p>
          </table:table-cell>
          <table:table-cell table:style-name="ce3" office:value-type="string" calcext:value-type="string">
            <text:p>Zauber, Psionik &amp; </text:p>
            <text:p>Übersinnliches</text:p>
          </table:table-cell>
          <table:table-cell table:style-name="ce3" office:value-type="string" calcext:value-type="string">
            <text:p>Nahkampf,</text:p>
            <text:p>Waffenlos</text:p>
          </table:table-cell>
          <table:table-cell table:style-name="ce3" office:value-type="string" calcext:value-type="string">
            <text:p>Heilen</text:p>
            <text:p>&amp;</text:p>
            <text:p>Unterstützung</text:p>
          </table:table-cell>
          <table:table-cell table:style-name="ce3" office:value-type="string" calcext:value-type="string">
            <text:p>Diplomatie, Verhandeln &amp;</text:p>
            <text:p>Auftreten</text:p>
          </table:table-cell>
          <table:table-cell table:style-name="ce3" office:value-type="string" calcext:value-type="string">
            <text:p>Fernkampf</text:p>
          </table:table-cell>
          <table:table-cell table:style-name="ce3" office:value-type="string" calcext:value-type="string">
            <text:p>Intellekt, Fertigkeiten,</text:p>
            <text:p>Aufklärung</text:p>
          </table:table-cell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Krieger,</text:p>
            <text:p>Ritter,</text:p>
            <text:p>Söldner</text:p>
          </table:table-cell>
          <table:table-cell office:value-type="string" calcext:value-type="string">
            <text:p>Mystiker,</text:p>
            <text:p>Magier,</text:p>
            <text:p>Alchimist,</text:p>
            <text:p>Nekromant</text:p>
          </table:table-cell>
          <table:table-cell office:value-type="string" calcext:value-type="string">
            <text:p>Kämpfer,</text:p>
            <text:p>Krieger</text:p>
          </table:table-cell>
          <table:table-cell office:value-type="string" calcext:value-type="string">
            <text:p>Heiler,</text:p>
            <text:p>Priester,</text:p>
            <text:p>Feldarzt,</text:p>
            <text:p>Kräuterkundiger</text:p>
          </table:table-cell>
          <table:table-cell office:value-type="string" calcext:value-type="string">
            <text:p>Anführer,</text:p>
            <text:p>Graf,</text:p>
            <text:p>Herzog,</text:p>
            <text:p>Vogt</text:p>
          </table:table-cell>
          <table:table-cell office:value-type="string" calcext:value-type="string">
            <text:p>Bogenschütze,</text:p>
            <text:p>Armbrustschütze,</text:p>
            <text:p>Speerwerfer,</text:p>
            <text:p>Steinschleuder,</text:p>
            <text:p>Zwille</text:p>
          </table:table-cell>
          <table:table-cell office:value-type="string" calcext:value-type="string">
            <text:p>Waldläufer,</text:p>
            <text:p>Gossenjunge,</text:p>
            <text:p>Gaukler</text:p>
          </table:table-cell>
        </table:table-row>
        <table:table-row table:style-name="ro3">
          <table:table-cell office:value-type="string" calcext:value-type="string">
            <text:p>80er Action</text:p>
          </table:table-cell>
          <table:table-cell office:value-type="string" calcext:value-type="string">
            <text:p>Soldat,</text:p>
            <text:p>Lebenskünstler,</text:p>
            <text:p>Polizist</text:p>
          </table:table-cell>
          <table:table-cell office:value-type="string" calcext:value-type="string">
            <text:p>Medium,</text:p>
            <text:p>Gypsy</text:p>
          </table:table-cell>
          <table:table-cell office:value-type="string" calcext:value-type="string">
            <text:p>Bodygard,</text:p>
            <text:p>Ninja,</text:p>
            <text:p>Karate-Kämpfer,</text:p>
            <text:p>Kung-Fu-Kämpfer</text:p>
          </table:table-cell>
          <table:table-cell office:value-type="string" calcext:value-type="string">
            <text:p>Arzt,</text:p>
            <text:p>Wissenschaftler,</text:p>
            <text:p>Sanitäter,</text:p>
            <text:p>Ingeneur</text:p>
          </table:table-cell>
          <table:table-cell office:value-type="string" calcext:value-type="string">
            <text:p>Botschafter,</text:p>
            <text:p>Anwalt,</text:p>
            <text:p>Face,</text:p>
            <text:p>Industrieller</text:p>
          </table:table-cell>
          <table:table-cell office:value-type="string" calcext:value-type="string">
            <text:p>Scharfschütze</text:p>
          </table:table-cell>
          <table:table-cell office:value-type="string" calcext:value-type="string">
            <text:p>Späher,</text:p>
            <text:p>Spion,</text:p>
            <text:p>Mechaniker,</text:p>
            <text:p>Detektiv</text:p>
          </table:table-cell>
        </table:table-row>
        <table:table-row table:style-name="ro2">
          <table:table-cell office:value-type="string" calcext:value-type="string">
            <text:p>SciFi</text:p>
          </table:table-cell>
          <table:table-cell office:value-type="string" calcext:value-type="string">
            <text:p>Söldner,</text:p>
            <text:p>Soldat,</text:p>
            <text:p>SWAT,</text:p>
            <text:p>Runner</text:p>
          </table:table-cell>
          <table:table-cell office:value-type="string" calcext:value-type="string">
            <text:p>Psioniker,</text:p>
            <text:p>Kultist,</text:p>
            <text:p>Medium</text:p>
          </table:table-cell>
          <table:table-cell office:value-type="string" calcext:value-type="string">
            <text:p>SWAT,</text:p>
            <text:p>Runner</text:p>
          </table:table-cell>
          <table:table-cell office:value-type="string" calcext:value-type="string">
            <text:p>Arzt,</text:p>
            <text:p>Bio-Techniker,</text:p>
            <text:p>Wissenschaftler</text:p>
          </table:table-cell>
          <table:table-cell office:value-type="string" calcext:value-type="string">
            <text:p>Botschafter,</text:p>
            <text:p>General,</text:p>
            <text:p>Kommandant,</text:p>
            <text:p>Social Engineer,</text:p>
            <text:p>Chef</text:p>
          </table:table-cell>
          <table:table-cell office:value-type="string" calcext:value-type="string">
            <text:p>Scharfschütze,</text:p>
            <text:p>Soldat</text:p>
          </table:table-cell>
          <table:table-cell office:value-type="string" calcext:value-type="string">
            <text:p>Hacker,</text:p>
            <text:p>Spion,</text:p>
            <text:p>Späher,</text:p>
            <text:p>Runner</text:p>
          </table:table-cell>
        </table:table-row>
        <table:table-row table:style-name="ro2">
          <table:table-cell office:value-type="string" calcext:value-type="string">
            <text:p>Pulp &amp;</text:p>
            <text:p>Horror</text:p>
          </table:table-cell>
          <table:table-cell office:value-type="string" calcext:value-type="string">
            <text:p>Soldat,</text:p>
            <text:p>Lebenskünstler,</text:p>
            <text:p>Polizist</text:p>
          </table:table-cell>
          <table:table-cell office:value-type="string" calcext:value-type="string">
            <text:p>Kultist,</text:p>
            <text:p>Hexer,</text:p>
            <text:p>Voodoo-Priester,</text:p>
            <text:p>Schamane,</text:p>
            <text:p>Professor</text:p>
          </table:table-cell>
          <table:table-cell table:style-name="ce5" office:value-type="string" calcext:value-type="string">
            <text:p>Schlägertyp,</text:p>
            <text:p>Aufpasser,</text:p>
            <text:p>Lebenskünstler,</text:p>
            <text:p>Kleinkrimineller</text:p>
          </table:table-cell>
          <table:table-cell office:value-type="string" calcext:value-type="string">
            <text:p>Arzt,</text:p>
            <text:p>Heiler,</text:p>
            <text:p>Schamane,</text:p>
            <text:p>Priester</text:p>
          </table:table-cell>
          <table:table-cell office:value-type="string" calcext:value-type="string">
            <text:p>Botschafter,</text:p>
            <text:p>Händler,</text:p>
            <text:p>Anwalt,</text:p>
            <text:p>Banker,</text:p>
            <text:p>Industrieller</text:p>
          </table:table-cell>
          <table:table-cell office:value-type="string" calcext:value-type="string">
            <text:p>Scharfschütze</text:p>
          </table:table-cell>
          <table:table-cell office:value-type="string" calcext:value-type="string">
            <text:p>Spion,</text:p>
            <text:p>Mechaniker,</text:p>
            <text:p>Detektiv,</text:p>
            <text:p>Professor</text:p>
          </table:table-cell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Indianer,</text:p>
            <text:p>Soldat,</text:p>
            <text:p>Cowboy</text:p>
          </table:table-cell>
          <table:table-cell office:value-type="string" calcext:value-type="string">
            <text:p>Schamane,</text:p>
            <text:p>Priester</text:p>
          </table:table-cell>
          <table:table-cell office:value-type="string" calcext:value-type="string">
            <text:p>Schläger,</text:p>
            <text:p>Kleinkrimineller,</text:p>
            <text:p>Farmer</text:p>
          </table:table-cell>
          <table:table-cell office:value-type="string" calcext:value-type="string">
            <text:p>Schamane,</text:p>
            <text:p>Arzt,</text:p>
            <text:p>Sanitäter,</text:p>
            <text:p>Professor</text:p>
          </table:table-cell>
          <table:table-cell office:value-type="string" calcext:value-type="string">
            <text:p>Botschafter,</text:p>
            <text:p>Händler,</text:p>
            <text:p>Anwalt,</text:p>
            <text:p>Banker,</text:p>
            <text:p>Industieller</text:p>
          </table:table-cell>
          <table:table-cell office:value-type="string" calcext:value-type="string">
            <text:p>Indianer (Bogenschütze),</text:p>
            <text:p>Soldat</text:p>
          </table:table-cell>
          <table:table-cell office:value-type="string" calcext:value-type="string">
            <text:p>Detektiv,</text:p>
            <text:p>Professor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English" table:style-name="ta2">
        <table:table-column table:style-name="co10" table:default-cell-style-name="ce2"/>
        <table:table-column table:style-name="co11" table:default-cell-style-name="ce4"/>
        <table:table-column table:style-name="co3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row table:style-name="ro1">
          <table:table-cell table:style-name="ce1" office:value-type="string" calcext:value-type="string">
            <text:p>Setting</text:p>
          </table:table-cell>
          <table:table-cell table:style-name="ce3" office:value-type="string" calcext:value-type="string">
            <text:p>Melee weapon</text:p>
            <text:p>&amp;</text:p>
            <text:p>combat</text:p>
          </table:table-cell>
          <table:table-cell table:style-name="ce3" office:value-type="string" calcext:value-type="string">
            <text:p>Zauber, Psionik &amp; </text:p>
            <text:p>Übersinnliches</text:p>
          </table:table-cell>
          <table:table-cell table:style-name="ce3" office:value-type="string" calcext:value-type="string">
            <text:p>Combat,</text:p>
            <text:p>Hand to hand</text:p>
          </table:table-cell>
          <table:table-cell table:style-name="ce3" office:value-type="string" calcext:value-type="string">
            <text:p>Healing</text:p>
            <text:p>&amp;</text:p>
            <text:p>Support</text:p>
          </table:table-cell>
          <table:table-cell table:style-name="ce3" office:value-type="string" calcext:value-type="string">
            <text:p>Diplomacy,</text:p>
            <text:p>Negotiation &amp;</text:p>
            <text:p>Appeal</text:p>
          </table:table-cell>
          <table:table-cell table:style-name="ce3" office:value-type="string" calcext:value-type="string">
            <text:p>Ranged combat</text:p>
          </table:table-cell>
          <table:table-cell table:style-name="ce3" office:value-type="string" calcext:value-type="string">
            <text:p>Skills, Intellect</text:p>
          </table:table-cell>
        </table:table-row>
        <table:table-row table:style-name="ro5">
          <table:table-cell office:value-type="string" calcext:value-type="string">
            <text:p>Fantasy</text:p>
          </table:table-cell>
          <table:table-cell office:value-type="string" calcext:value-type="string">
            <text:p>Warrior,</text:p>
            <text:p>Knight,</text:p>
            <text:p>Mercenary</text:p>
          </table:table-cell>
          <table:table-cell office:value-type="string" calcext:value-type="string">
            <text:p>Mage,</text:p>
            <text:p>Alchimist,</text:p>
            <text:p>Nekromant</text:p>
          </table:table-cell>
          <table:table-cell office:value-type="string" calcext:value-type="string">
            <text:p>Fighter,</text:p>
            <text:p>Warrior</text:p>
          </table:table-cell>
          <table:table-cell office:value-type="string" calcext:value-type="string">
            <text:p>Heiler,</text:p>
            <text:p>Priest,</text:p>
            <text:p>FeldDoctor,</text:p>
            <text:p>Kräuterkundiger</text:p>
          </table:table-cell>
          <table:table-cell office:value-type="string" calcext:value-type="string">
            <text:p>Leader,</text:p>
            <text:p>Graf,</text:p>
            <text:p>Herzog,</text:p>
            <text:p>Vogt</text:p>
          </table:table-cell>
          <table:table-cell office:value-type="string" calcext:value-type="string">
            <text:p>Marksmen</text:p>
          </table:table-cell>
          <table:table-cell office:value-type="string" calcext:value-type="string">
            <text:p>Scout,</text:p>
            <text:p>Gossenjunge,</text:p>
            <text:p>Gaukler</text:p>
          </table:table-cell>
        </table:table-row>
        <table:table-row table:style-name="ro3">
          <table:table-cell office:value-type="string" calcext:value-type="string">
            <text:p>80s Action</text:p>
          </table:table-cell>
          <table:table-cell office:value-type="string" calcext:value-type="string">
            <text:p>Soldier,</text:p>
            <text:p>Lebenskünstler,</text:p>
            <text:p>Police man</text:p>
          </table:table-cell>
          <table:table-cell office:value-type="string" calcext:value-type="string">
            <text:p>Medium,</text:p>
            <text:p>Gypsy</text:p>
          </table:table-cell>
          <table:table-cell office:value-type="string" calcext:value-type="string">
            <text:p>Bodygard,</text:p>
            <text:p>Ninja,</text:p>
            <text:p>Karate-Fighter,</text:p>
            <text:p>Kung-Fu-Fighter</text:p>
          </table:table-cell>
          <table:table-cell office:value-type="string" calcext:value-type="string">
            <text:p>Doctor,</text:p>
            <text:p>Scientiest,</text:p>
            <text:p>Medic,</text:p>
            <text:p>Ingenieur</text:p>
          </table:table-cell>
          <table:table-cell office:value-type="string" calcext:value-type="string">
            <text:p>Embassador,</text:p>
            <text:p>Lawyer,</text:p>
            <text:p>Face,</text:p>
            <text:p>Industrieller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Scout,</text:p>
            <text:p>Spy,</text:p>
            <text:p>Craftsmen,</text:p>
            <text:p>Detective</text:p>
          </table:table-cell>
        </table:table-row>
        <table:table-row table:style-name="ro2">
          <table:table-cell office:value-type="string" calcext:value-type="string">
            <text:p>SciFi</text:p>
          </table:table-cell>
          <table:table-cell office:value-type="string" calcext:value-type="string">
            <text:p>Mercenary,</text:p>
            <text:p>Soldier,</text:p>
            <text:p>SWAT,</text:p>
            <text:p>Runner</text:p>
          </table:table-cell>
          <table:table-cell office:value-type="string" calcext:value-type="string">
            <text:p>Psionic,</text:p>
            <text:p>Cultist,</text:p>
            <text:p>Medium</text:p>
          </table:table-cell>
          <table:table-cell office:value-type="string" calcext:value-type="string">
            <text:p>SWAT,</text:p>
            <text:p>Runner</text:p>
          </table:table-cell>
          <table:table-cell office:value-type="string" calcext:value-type="string">
            <text:p>Doctor,</text:p>
            <text:p>Bio-Techniker,</text:p>
            <text:p>Scientiest</text:p>
          </table:table-cell>
          <table:table-cell office:value-type="string" calcext:value-type="string">
            <text:p>Embassador,</text:p>
            <text:p>General,</text:p>
            <text:p>Kommandant,</text:p>
            <text:p>Social Engineer,</text:p>
            <text:p>Chef</text:p>
          </table:table-cell>
          <table:table-cell office:value-type="string" calcext:value-type="string">
            <text:p>Sniper,</text:p>
            <text:p>Soldier</text:p>
          </table:table-cell>
          <table:table-cell office:value-type="string" calcext:value-type="string">
            <text:p>Hacker,</text:p>
            <text:p>Spy,</text:p>
            <text:p>Scout,</text:p>
            <text:p>Runner</text:p>
          </table:table-cell>
        </table:table-row>
        <table:table-row table:style-name="ro2">
          <table:table-cell office:value-type="string" calcext:value-type="string">
            <text:p>Pulp &amp;</text:p>
            <text:p>Horror</text:p>
          </table:table-cell>
          <table:table-cell office:value-type="string" calcext:value-type="string">
            <text:p>Soldier,</text:p>
            <text:p>Lebenskünstler,</text:p>
            <text:p>Police man</text:p>
          </table:table-cell>
          <table:table-cell office:value-type="string" calcext:value-type="string">
            <text:p>Cultist,</text:p>
            <text:p>Witcher,</text:p>
            <text:p>Voodoo-Priest,</text:p>
            <text:p>Schamane,</text:p>
            <text:p>Professor</text:p>
          </table:table-cell>
          <table:table-cell table:style-name="ce5" office:value-type="string" calcext:value-type="string">
            <text:p>Bully,</text:p>
            <text:p>Guard,</text:p>
            <text:p>Lebenskünstler,</text:p>
            <text:p>Kleinkrimineller</text:p>
          </table:table-cell>
          <table:table-cell office:value-type="string" calcext:value-type="string">
            <text:p>Doctor,</text:p>
            <text:p>Heiler,</text:p>
            <text:p>Schamane,</text:p>
            <text:p>Priest</text:p>
          </table:table-cell>
          <table:table-cell office:value-type="string" calcext:value-type="string">
            <text:p>Embassador,</text:p>
            <text:p>Merchant,</text:p>
            <text:p>Lawyer,</text:p>
            <text:p>Banker,</text:p>
            <text:p>Industrieller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Spy,</text:p>
            <text:p>Craftsmen,</text:p>
            <text:p>Detective,</text:p>
            <text:p>Professor</text:p>
          </table:table-cell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Indian,</text:p>
            <text:p>Soldier,</text:p>
            <text:p>Gun Man</text:p>
          </table:table-cell>
          <table:table-cell office:value-type="string" calcext:value-type="string">
            <text:p>Schamane,</text:p>
            <text:p>Priest</text:p>
          </table:table-cell>
          <table:table-cell office:value-type="string" calcext:value-type="string">
            <text:p>Schläger,</text:p>
            <text:p>Kleinkrimineller,</text:p>
            <text:p>Farmer</text:p>
          </table:table-cell>
          <table:table-cell office:value-type="string" calcext:value-type="string">
            <text:p>Schamane,</text:p>
            <text:p>Doctor,</text:p>
            <text:p>Medic,</text:p>
            <text:p>Professor</text:p>
          </table:table-cell>
          <table:table-cell office:value-type="string" calcext:value-type="string">
            <text:p>Embassador,</text:p>
            <text:p>Merchant,</text:p>
            <text:p>Lawyer,</text:p>
            <text:p>Banker,</text:p>
            <text:p>Industieller</text:p>
          </table:table-cell>
          <table:table-cell office:value-type="string" calcext:value-type="string">
            <text:p>Indian (Marksmen),</text:p>
            <text:p>Soldier</text:p>
          </table:table-cell>
          <table:table-cell office:value-type="string" calcext:value-type="string">
            <text:p>Detective,</text:p>
            <text:p>Professor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9T22:34:37.325000000</meta:creation-date>
    <dc:date>2015-09-19T23:31:02.608000000</dc:date>
    <meta:editing-duration>PT17M31S</meta:editing-duration>
    <meta:editing-cycles>4</meta:editing-cycles>
    <meta:generator>LibreOffice/4.2.5.2$Windows_x86 LibreOffice_project/6ff819b65674ae6c83f3cbab9e4a4c2b292a7a94</meta:generator>
    <meta:document-statistic meta:table-count="2" meta:cell-count="96" meta:object-count="0"/>
  </office:meta>
</office:document-meta>
</file>